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20<text:s text:c="2"/>5</text:span></text:p>
      <text:p text:style-name="P1"><text:span text:style-name="T1"><text:s/>0<text:s text:c="2"/>29<text:s text:c="2"/>1<text:s text:c="3"/>9<text:s text:c="2"/>2<text:s text:c="2"/>49<text:s text:c="2"/>3<text:s text:c="2"/>62<text:s text:c="2"/>4<text:s text:c="2"/>44 </text:span></text:p>
      <text:p text:style-name="P1"><text:span text:style-name="T1"><text:s/>0<text:s text:c="2"/>43<text:s text:c="2"/>1<text:s text:c="2"/>75<text:s text:c="2"/>3<text:s text:c="2"/>69<text:s text:c="2"/>2<text:s text:c="2"/>46<text:s text:c="2"/>4<text:s text:c="2"/>72 </text:span></text:p>
      <text:p text:style-name="P1"><text:span text:style-name="T1"><text:s/>1<text:s text:c="2"/>91<text:s text:c="2"/>0<text:s text:c="2"/>39<text:s text:c="2"/>2<text:s text:c="2"/>90<text:s text:c="2"/>4<text:s text:c="2"/>12<text:s text:c="2"/>3<text:s text:c="2"/>45 </text:span></text:p>
      <text:p text:style-name="P1"><text:span text:style-name="T1"><text:s/>1<text:s text:c="2"/>81<text:s text:c="2"/>0<text:s text:c="2"/>71<text:s text:c="2"/>4<text:s text:c="3"/>9<text:s text:c="2"/>2<text:s text:c="2"/>85<text:s text:c="2"/>3<text:s text:c="2"/>22 </text:span></text:p>
      <text:p text:style-name="P1"><text:span text:style-name="T1"><text:s/>2<text:s text:c="2"/>14<text:s text:c="2"/>1<text:s text:c="2"/>22<text:s text:c="2"/>0<text:s text:c="2"/>26<text:s text:c="2"/>3<text:s text:c="2"/>21<text:s text:c="2"/>4<text:s text:c="2"/>72 </text:span></text:p>
      <text:p text:style-name="P1"><text:span text:style-name="T1"><text:s/>2<text:s text:c="2"/>84<text:s text:c="2"/>1<text:s text:c="2"/>52<text:s text:c="2"/>4<text:s text:c="2"/>48<text:s text:c="2"/>0<text:s text:c="2"/>47<text:s text:c="2"/>3<text:s text:c="3"/>6 </text:span></text:p>
      <text:p text:style-name="P1"><text:span text:style-name="T1"><text:s/>1<text:s text:c="2"/>46<text:s text:c="2"/>0<text:s text:c="2"/>61<text:s text:c="2"/>2<text:s text:c="2"/>32<text:s text:c="2"/>3<text:s text:c="2"/>32<text:s text:c="2"/>4<text:s text:c="2"/>30 </text:span></text:p>
      <text:p text:style-name="P1"><text:span text:style-name="T1"><text:s/>2<text:s text:c="2"/>31<text:s text:c="2"/>1<text:s text:c="2"/>46<text:s text:c="2"/>0<text:s text:c="2"/>32<text:s text:c="2"/>3<text:s text:c="2"/>19<text:s text:c="2"/>4<text:s text:c="2"/>36 </text:span></text:p>
      <text:p text:style-name="P1"><text:span text:style-name="T1"><text:s/>0<text:s text:c="2"/>76<text:s text:c="2"/>3<text:s text:c="2"/>76<text:s text:c="2"/>2<text:s text:c="2"/>85<text:s text:c="2"/>1<text:s text:c="2"/>40<text:s text:c="2"/>4<text:s text:c="2"/>26 </text:span></text:p>
      <text:p text:style-name="P1"><text:span text:style-name="T1"><text:s/>1<text:s text:c="2"/>85<text:s text:c="2"/>2<text:s text:c="2"/>61<text:s text:c="2"/>0<text:s text:c="2"/>64<text:s text:c="2"/>3<text:s text:c="2"/>47<text:s text:c="2"/>4<text:s text:c="2"/>90 </text:span></text:p>
      <text:p text:style-name="P1"><text:span text:style-name="T1"><text:s/>1<text:s text:c="2"/>78<text:s text:c="2"/>3<text:s text:c="2"/>36<text:s text:c="2"/>0<text:s text:c="2"/>11<text:s text:c="2"/>4<text:s text:c="2"/>56<text:s text:c="2"/>2<text:s text:c="2"/>21 </text:span></text:p>
      <text:p text:style-name="P1"><text:span text:style-name="T1"><text:s/>2<text:s text:c="2"/>90<text:s text:c="2"/>0<text:s text:c="2"/>11<text:s text:c="2"/>1<text:s text:c="2"/>28<text:s text:c="2"/>3<text:s text:c="2"/>46<text:s text:c="2"/>4<text:s text:c="2"/>30 </text:span></text:p>
      <text:p text:style-name="P1"><text:span text:style-name="T1"><text:s/>0<text:s text:c="2"/>85<text:s text:c="2"/>2<text:s text:c="2"/>74<text:s text:c="2"/>1<text:s text:c="2"/>10<text:s text:c="2"/>3<text:s text:c="2"/>89<text:s text:c="2"/>4<text:s text:c="2"/>33 </text:span></text:p>
      <text:p text:style-name="P1"><text:span text:style-name="T1"><text:s/>2<text:s text:c="2"/>95<text:s text:c="2"/>0<text:s text:c="2"/>99<text:s text:c="2"/>1<text:s text:c="2"/>52<text:s text:c="2"/>3<text:s text:c="2"/>98<text:s text:c="2"/>4<text:s text:c="2"/>43 </text:span></text:p>
      <text:p text:style-name="P1"><text:span text:style-name="T1"><text:s/>0<text:s text:c="3"/>6<text:s text:c="2"/>1<text:s text:c="2"/>61<text:s text:c="2"/>4<text:s text:c="2"/>69<text:s text:c="2"/>2<text:s text:c="2"/>49<text:s text:c="2"/>3<text:s text:c="2"/>53 </text:span></text:p>
      <text:p text:style-name="P1"><text:span text:style-name="T1"><text:s/>1<text:s text:c="3"/>2<text:s text:c="2"/>0<text:s text:c="2"/>95<text:s text:c="2"/>3<text:s text:c="2"/>72<text:s text:c="2"/>4<text:s text:c="2"/>65<text:s text:c="2"/>2<text:s text:c="2"/>25 </text:span></text:p>
      <text:p text:style-name="P1"><text:span text:style-name="T1"><text:s/>0<text:s text:c="2"/>37<text:s text:c="2"/>2<text:s text:c="2"/>13<text:s text:c="2"/>1<text:s text:c="2"/>21<text:s text:c="2"/>3<text:s text:c="2"/>89<text:s text:c="2"/>4<text:s text:c="2"/>55 </text:span></text:p>
      <text:p text:style-name="P1"><text:span text:style-name="T1"><text:s/>0<text:s text:c="2"/>86<text:s text:c="2"/>1<text:s text:c="2"/>74<text:s text:c="2"/>4<text:s text:c="2"/>88<text:s text:c="2"/>2<text:s text:c="2"/>48<text:s text:c="2"/>3<text:s text:c="2"/>79 </text:span></text:p>
      <text:p text:style-name="P1"><text:span text:style-name="T1"><text:s/>1<text:s text:c="2"/>69<text:s text:c="2"/>2<text:s text:c="2"/>51<text:s text:c="2"/>0<text:s text:c="2"/>11<text:s text:c="2"/>3<text:s text:c="2"/>89<text:s text:c="2"/>4<text:s text:c="2"/>74 </text:span></text:p>
      <text:p text:style-name="P1"><text:span text:style-name="T1"><text:s/>0<text:s text:c="2"/>13<text:s text:c="2"/>1<text:s text:c="3"/>7<text:s text:c="2"/>2<text:s text:c="2"/>76<text:s text:c="2"/>3<text:s text:c="2"/>52<text:s text:c="2"/>4<text:s text:c="2"/>45 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